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25-04-1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23-12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21-12-09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20-11-0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9-11-1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8-11-0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7-11-1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6-11-04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4-11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2-11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200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9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9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8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2605</text:p>
          </table:table-cell>
          <table:table-cell office:value-type="string" calcext:value-type="string">
            <text:p>Bonita Quad</text:p>
          </table:table-cell>
          <table:table-cell office:value-type="string" calcext:value-type="string">
            <text:p>197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